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llo, my name is Marta!</text:p>
      <text:p text:style-name="P1">I'm FrontEnd Designer that specializes in coding. I'm always happy to share my skills and knowledge. I love to collaborate with other creative minds by working <text:s/>on meaningful and inspiring projects. I believe together we can make amazing things happen <text:s/></text:p>
      <text:p text:style-name="P1"/>
      <text:p text:style-name="P1"/>
      <text:p text:style-name="P1">The goal of the project was to develop a digital user – centered design solution for a company <text:s/>“Youth for Understanding” - Denmark. It is online campaign which is <text:s/>designed to attract young people attention and present advantages of going abroad for an exchange. <text:s/></text:p>
      <text:p text:style-name="P1"/>
      <text:p text:style-name="P1"/>
      <text:p text:style-name="P1">How am I?</text:p>
      <text:p text:style-name="P1">I'm Multimedia Design student who is enthusiastic <text:s/>about creating interactive content by using special effects such us graphic, animations and video. I enjoy translating ideas from words and visuals into coded websites.</text:p>
      <text:p text:style-name="P1"/>
      <text:p text:style-name="P1">I'm currently studying at Copenhagen School of Technology and Design, hoping to gain professional education that will allow me to find a exciting job within the field of web development. </text:p>
      <text:p text:style-name="P1"/>
      <text:p text:style-name="P1">Previously working at a library, I learned a lot about Information Architecture. I also participated in a number of educational and cultural projects, including crating a multimedia exhibition, which was how I discovered my passion about digital communication.</text:p>
      <text:p text:style-name="P1"><text:line-break/>Code</text:p>
      <text:p text:style-name="P1">Watching things coming alive is really rewarding. I guess this is why I always have fun as coding and it doesn't matter that sometimes it can take ages to find the best solution. This is never waisted time. I always do my best to write codes that are well structured and easy to read for my team members. My skills include html, css, javascript. I have also experience of working with github, sass, bootstrap and other libraries. </text:p>
      <text:p text:style-name="P1"/>
      <text:p text:style-name="P1">Design</text:p>
      <text:p text:style-name="P1">This is the point when my passion meets professional challenges. I truly love all adobe application. Before using them as a hobby now I have a chance to try my skills in more <text:s/>professional environment. At the moment I am mostly focused at User Interface. I like to keep things simple but I'm always encourage to produce very different things so there is no risk of getting stack in one place. </text:p>
      <text:p text:style-name="P1"/>
      <text:p text:style-name="P1">User experience</text:p>
      <text:p text:style-name="P1"/>
      <text:p text:style-name="P1">Communication</text:p>
      <text:p text:style-name="P1">Storytelling is one of the most important parts of any design process and an aspect of communication that fascinates me a lot. My experience have thought me that meaningful stories can grab viewers attention and capture their curiosity, which is crucial if we want to get our point across more effectively. I always try to add a layer of meaning to my designs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3-21T19:36:03.67</meta:creation-date>
    <meta:generator>OpenOffice/4.1.5$Win32 OpenOffice.org_project/415m1$Build-9789</meta:generator>
    <dc:date>2019-03-23T16:37:47.20</dc:date>
    <meta:editing-duration>PT15H34S</meta:editing-duration>
    <meta:editing-cycles>7</meta:editing-cycles>
    <meta:document-statistic meta:table-count="0" meta:image-count="0" meta:object-count="0" meta:page-count="1" meta:paragraph-count="14" meta:word-count="408" meta:character-count="2440"/>
  </office:meta>
</office:document-meta>
</file>